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0833in"/>
    </style:style>
    <style:style style:name="Table1.D" style:family="table-column">
      <style:table-column-properties style:column-width="1.084in"/>
    </style:style>
    <style:style style:name="Table1.F" style:family="table-column">
      <style:table-column-properties style:column-width="1.0819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4" style:family="paragraph" style:parent-style-name="Standard" style:list-style-name="WWNum21">
      <style:paragraph-properties fo:margin-left="0.3228in" fo:margin-right="0in" fo:margin-top="0in" fo:margin-bottom="0in" loext:contextual-spacing="false" fo:line-height="114%" fo:text-indent="-0.25in" style:auto-text-indent="false" fo:padding="0in" fo:border="none"/>
    </style:style>
    <style:style style:name="P5" style:family="paragraph" style:parent-style-name="Standard" style:list-style-name="WWNum21">
      <style:paragraph-properties fo:margin-left="0.3228in" fo:margin-right="0in" fo:margin-top="0in" fo:margin-bottom="0in" loext:contextual-spacing="false" fo:line-height="114%" fo:text-indent="-0.25in" style:auto-text-indent="false" fo:padding="0in" fo:border="none"/>
    </style:style>
    <style:style style:name="P6" style:family="paragraph" style:parent-style-name="Standard" style:list-style-name="WWNum23">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23">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25">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25">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28">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28">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30">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30">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19"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20"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21"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22" style:family="paragraph" style:parent-style-name="Standard" style:list-style-name="WWNum11">
      <style:paragraph-properties fo:margin-left="0.3228in" fo:margin-right="0in" fo:margin-top="0in" fo:margin-bottom="0in" loext:contextual-spacing="false" fo:line-height="114%" fo:text-indent="-0.25in" style:auto-text-indent="false" fo:padding="0in" fo:border="none"/>
    </style:style>
    <style:style style:name="P23"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24"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25"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26"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27"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28"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29"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30"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31"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32" style:family="paragraph" style:parent-style-name="Standard" style:list-style-name="WWNum21">
      <style:paragraph-properties fo:margin-left="0.3228in" fo:margin-right="0in" fo:margin-top="0in" fo:margin-bottom="0.0835in" loext:contextual-spacing="false" fo:line-height="114%" fo:text-indent="-0.25in" style:auto-text-indent="false" fo:padding="0in" fo:border="none"/>
    </style:style>
    <style:style style:name="P33" style:family="paragraph" style:parent-style-name="Standard" style:list-style-name="WWNum23">
      <style:paragraph-properties fo:margin-left="0.3228in" fo:margin-right="0in" fo:margin-top="0in" fo:margin-bottom="0.0835in" loext:contextual-spacing="false" fo:line-height="114%" fo:text-indent="-0.25in" style:auto-text-indent="false" fo:padding="0in" fo:border="none"/>
    </style:style>
    <style:style style:name="P34" style:family="paragraph" style:parent-style-name="Standard" style:list-style-name="WWNum25">
      <style:paragraph-properties fo:margin-left="0.3228in" fo:margin-right="0in" fo:margin-top="0in" fo:margin-bottom="0.0835in" loext:contextual-spacing="false" fo:line-height="114%" fo:text-indent="-0.25in" style:auto-text-indent="false" fo:padding="0in" fo:border="none"/>
    </style:style>
    <style:style style:name="P35" style:family="paragraph" style:parent-style-name="Standard" style:list-style-name="WWNum28">
      <style:paragraph-properties fo:margin-left="0.3228in" fo:margin-right="0in" fo:margin-top="0in" fo:margin-bottom="0.0835in" loext:contextual-spacing="false" fo:line-height="114%" fo:text-indent="-0.25in" style:auto-text-indent="false" fo:padding="0in" fo:border="none"/>
    </style:style>
    <style:style style:name="P36" style:family="paragraph" style:parent-style-name="Standard" style:list-style-name="WWNum29">
      <style:paragraph-properties fo:margin-left="0.3228in" fo:margin-right="0in" fo:margin-top="0in" fo:margin-bottom="0.0835in" loext:contextual-spacing="false" fo:line-height="114%" fo:text-indent="-0.25in" style:auto-text-indent="false" fo:padding="0in" fo:border="none"/>
    </style:style>
    <style:style style:name="P37" style:family="paragraph" style:parent-style-name="Standard" style:list-style-name="WWNum5">
      <style:paragraph-properties fo:margin-left="0.3228in" fo:margin-right="0in" fo:margin-top="0in" fo:margin-bottom="0.0835in" loext:contextual-spacing="false" fo:line-height="114%" fo:text-indent="-0.25in" style:auto-text-indent="false" fo:padding="0in" fo:border="none"/>
    </style:style>
    <style:style style:name="P38" style:family="paragraph" style:parent-style-name="Standard" style:list-style-name="WWNum7">
      <style:paragraph-properties fo:margin-left="0.3228in" fo:margin-right="0in" fo:margin-top="0in" fo:margin-bottom="0.0835in" loext:contextual-spacing="false" fo:line-height="114%" fo:text-indent="-0.25in" style:auto-text-indent="false" fo:padding="0in" fo:border="none"/>
    </style:style>
    <style:style style:name="P39" style:family="paragraph" style:parent-style-name="Standard" style:list-style-name="WWNum8">
      <style:paragraph-properties fo:margin-left="0.3228in" fo:margin-right="0in" fo:margin-top="0in" fo:margin-bottom="0.0835in" loext:contextual-spacing="false" fo:line-height="114%" fo:text-indent="-0.25in" style:auto-text-indent="false" fo:padding="0in" fo:border="none"/>
    </style:style>
    <style:style style:name="P40" style:family="paragraph" style:parent-style-name="Standard" style:list-style-name="WWNum9">
      <style:paragraph-properties fo:margin-left="0.3228in" fo:margin-right="0in" fo:margin-top="0in" fo:margin-bottom="0.0835in" loext:contextual-spacing="false" fo:line-height="114%" fo:text-indent="-0.25in" style:auto-text-indent="false" fo:padding="0in" fo:border="none"/>
    </style:style>
    <style:style style:name="P41"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42" style:family="paragraph" style:parent-style-name="Standard" style:list-style-name="WWNum11">
      <style:paragraph-properties fo:margin-left="0.3228in" fo:margin-right="0in" fo:margin-top="0in" fo:margin-bottom="0.0835in" loext:contextual-spacing="false" fo:line-height="114%" fo:text-indent="-0.25in" style:auto-text-indent="false" fo:padding="0in" fo:border="none"/>
    </style:style>
    <style:style style:name="P43" style:family="paragraph" style:parent-style-name="Standard" style:list-style-name="WWNum13">
      <style:paragraph-properties fo:margin-left="0.3228in" fo:margin-right="0in" fo:margin-top="0in" fo:margin-bottom="0.0835in" loext:contextual-spacing="false" fo:line-height="114%" fo:text-indent="-0.25in" style:auto-text-indent="false" fo:padding="0in" fo:border="none"/>
    </style:style>
    <style:style style:name="P44" style:family="paragraph" style:parent-style-name="Standard" style:list-style-name="WWNum14">
      <style:paragraph-properties fo:margin-left="0.3228in" fo:margin-right="0in" fo:margin-top="0in" fo:margin-bottom="0.0835in" loext:contextual-spacing="false" fo:line-height="114%" fo:text-indent="-0.25in" style:auto-text-indent="false" fo:padding="0in" fo:border="none"/>
    </style:style>
    <style:style style:name="P45" style:family="paragraph" style:parent-style-name="Standard" style:list-style-name="WWNum15">
      <style:paragraph-properties fo:margin-left="0.3228in" fo:margin-right="0in" fo:margin-top="0in" fo:margin-bottom="0.0835in" loext:contextual-spacing="false" fo:line-height="114%" fo:text-indent="-0.25in" style:auto-text-indent="false" fo:padding="0in" fo:border="none"/>
    </style:style>
    <style:style style:name="P46"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47" style:family="paragraph" style:parent-style-name="Standard">
      <style:paragraph-properties fo:margin-top="0in" fo:margin-bottom="0.0835in" loext:contextual-spacing="false" fo:line-height="114%" fo:padding="0in" fo:border="none"/>
    </style:style>
    <style:style style:name="P48" style:family="paragraph" style:parent-style-name="Standard" style:list-style-name="WWNum17">
      <style:paragraph-properties fo:margin-left="0.3335in" fo:margin-right="0in" fo:margin-top="0in" fo:margin-bottom="0in" loext:contextual-spacing="false" fo:line-height="114%" fo:text-indent="-0.25in" style:auto-text-indent="false" fo:padding="0in" fo:border="none"/>
    </style:style>
    <style:style style:name="P49" style:family="paragraph" style:parent-style-name="Standard" style:list-style-name="WWNum17">
      <style:paragraph-properties fo:margin-left="0.3335in" fo:margin-right="0in" fo:margin-top="0in" fo:margin-bottom="0in" loext:contextual-spacing="false" fo:line-height="114%" fo:text-indent="-0.25in" style:auto-text-indent="false" fo:padding="0in" fo:border="none"/>
    </style:style>
    <style:style style:name="P50" style:family="paragraph" style:parent-style-name="Standard" style:list-style-name="WWNum12">
      <style:paragraph-properties fo:margin-left="0.3335in" fo:margin-right="0in" fo:margin-top="0in" fo:margin-bottom="0in" loext:contextual-spacing="false" fo:line-height="114%" fo:text-indent="-0.25in" style:auto-text-indent="false" fo:padding="0in" fo:border="none"/>
    </style:style>
    <style:style style:name="P51" style:family="paragraph" style:parent-style-name="Standard" style:list-style-name="WWNum12">
      <style:paragraph-properties fo:margin-left="0.3335in" fo:margin-right="0in" fo:margin-top="0in" fo:margin-bottom="0.0835in" loext:contextual-spacing="false" fo:line-height="114%" fo:text-indent="-0.25in" style:auto-text-indent="false" fo:padding="0in" fo:border="none"/>
    </style:style>
    <style:style style:name="P52" style:family="paragraph" style:parent-style-name="Standard" style:list-style-name="WWNum18">
      <style:paragraph-properties fo:margin-left="0.6146in" fo:margin-right="0in" fo:margin-top="0in" fo:margin-bottom="0in" loext:contextual-spacing="false" fo:line-height="114%" fo:text-indent="-0.25in" style:auto-text-indent="false" fo:padding="0in" fo:border="none"/>
    </style:style>
    <style:style style:name="P53" style:family="paragraph" style:parent-style-name="Standard" style:list-style-name="WWNum18">
      <style:paragraph-properties fo:margin-left="0.6146in" fo:margin-right="0in" fo:margin-top="0in" fo:margin-bottom="0in" loext:contextual-spacing="false" fo:line-height="114%" fo:text-indent="-0.25in" style:auto-text-indent="false" fo:padding="0in" fo:border="none"/>
    </style:style>
    <style:style style:name="P54" style:family="paragraph" style:parent-style-name="Standard" style:list-style-name="WWNum19">
      <style:paragraph-properties fo:margin-left="0.6146in" fo:margin-right="0in" fo:margin-top="0in" fo:margin-bottom="0in" loext:contextual-spacing="false" fo:line-height="114%" fo:text-indent="-0.25in" style:auto-text-indent="false" fo:padding="0in" fo:border="none"/>
    </style:style>
    <style:style style:name="P55" style:family="paragraph" style:parent-style-name="Standard" style:list-style-name="WWNum19">
      <style:paragraph-properties fo:margin-left="0.6146in" fo:margin-right="0in" fo:margin-top="0in" fo:margin-bottom="0in" loext:contextual-spacing="false" fo:line-height="114%" fo:text-indent="-0.25in" style:auto-text-indent="false" fo:padding="0in" fo:border="none"/>
    </style:style>
    <style:style style:name="P56" style:family="paragraph" style:parent-style-name="Standard" style:list-style-name="WWNum20">
      <style:paragraph-properties fo:margin-left="0.6146in" fo:margin-right="0in" fo:margin-top="0in" fo:margin-bottom="0in" loext:contextual-spacing="false" fo:line-height="114%" fo:text-indent="-0.25in" style:auto-text-indent="false" fo:padding="0in" fo:border="none"/>
    </style:style>
    <style:style style:name="P57" style:family="paragraph" style:parent-style-name="Standard" style:list-style-name="WWNum20">
      <style:paragraph-properties fo:margin-left="0.6146in" fo:margin-right="0in" fo:margin-top="0in" fo:margin-bottom="0in" loext:contextual-spacing="false" fo:line-height="114%" fo:text-indent="-0.25in" style:auto-text-indent="false" fo:padding="0in" fo:border="none"/>
    </style:style>
    <style:style style:name="P58" style:family="paragraph" style:parent-style-name="Standard" style:list-style-name="WWNum20">
      <style:paragraph-properties fo:margin-left="0.6146in" fo:margin-right="0in" fo:margin-top="0in" fo:margin-bottom="0.0835in" loext:contextual-spacing="false" fo:line-height="114%" fo:text-indent="-0.25in" style:auto-text-indent="false" fo:padding="0in" fo:border="none"/>
    </style:style>
    <style:style style:name="P59" style:family="paragraph" style:parent-style-name="Standard" style:list-style-name="WWNum22">
      <style:paragraph-properties fo:margin-left="0.6043in" fo:margin-right="0in" fo:margin-top="0in" fo:margin-bottom="0in" loext:contextual-spacing="false" fo:line-height="114%" fo:text-indent="-0.25in" style:auto-text-indent="false" fo:padding="0in" fo:border="none"/>
    </style:style>
    <style:style style:name="P60" style:family="paragraph" style:parent-style-name="Standard" style:list-style-name="WWNum22">
      <style:paragraph-properties fo:margin-left="0.6043in" fo:margin-right="0in" fo:margin-top="0in" fo:margin-bottom="0in" loext:contextual-spacing="false" fo:line-height="114%" fo:text-indent="-0.25in" style:auto-text-indent="false" fo:padding="0in" fo:border="none"/>
    </style:style>
    <style:style style:name="P61" style:family="paragraph" style:parent-style-name="Standard" style:list-style-name="WWNum24">
      <style:paragraph-properties fo:margin-left="0.6043in" fo:margin-right="0in" fo:margin-top="0in" fo:margin-bottom="0in" loext:contextual-spacing="false" fo:line-height="114%" fo:text-indent="-0.25in" style:auto-text-indent="false" fo:padding="0in" fo:border="none"/>
    </style:style>
    <style:style style:name="P62" style:family="paragraph" style:parent-style-name="Standard" style:list-style-name="WWNum24">
      <style:paragraph-properties fo:margin-left="0.6043in" fo:margin-right="0in" fo:margin-top="0in" fo:margin-bottom="0in" loext:contextual-spacing="false" fo:line-height="114%" fo:text-indent="-0.25in" style:auto-text-indent="false" fo:padding="0in" fo:border="none"/>
    </style:style>
    <style:style style:name="P63" style:family="paragraph" style:parent-style-name="Standard" style:list-style-name="WWNum26">
      <style:paragraph-properties fo:margin-left="0.6043in" fo:margin-right="0in" fo:margin-top="0in" fo:margin-bottom="0in" loext:contextual-spacing="false" fo:line-height="114%" fo:text-indent="-0.25in" style:auto-text-indent="false" fo:padding="0in" fo:border="none"/>
    </style:style>
    <style:style style:name="P64" style:family="paragraph" style:parent-style-name="Standard" style:list-style-name="WWNum26">
      <style:paragraph-properties fo:margin-left="0.6043in" fo:margin-right="0in" fo:margin-top="0in" fo:margin-bottom="0in" loext:contextual-spacing="false" fo:line-height="114%" fo:text-indent="-0.25in" style:auto-text-indent="false" fo:padding="0in" fo:border="none"/>
    </style:style>
    <style:style style:name="P65" style:family="paragraph" style:parent-style-name="Standard" style:list-style-name="WWNum27">
      <style:paragraph-properties fo:margin-left="0.6043in" fo:margin-right="0in" fo:margin-top="0in" fo:margin-bottom="0in" loext:contextual-spacing="false" fo:line-height="114%" fo:text-indent="-0.25in" style:auto-text-indent="false" fo:padding="0in" fo:border="none"/>
    </style:style>
    <style:style style:name="P66" style:family="paragraph" style:parent-style-name="Standard" style:list-style-name="WWNum27">
      <style:paragraph-properties fo:margin-left="0.6043in" fo:margin-right="0in" fo:margin-top="0in" fo:margin-bottom="0in" loext:contextual-spacing="false" fo:line-height="114%" fo:text-indent="-0.25in" style:auto-text-indent="false" fo:padding="0in" fo:border="none"/>
    </style:style>
    <style:style style:name="P67" style:family="paragraph" style:parent-style-name="Standard" style:list-style-name="WWNum2">
      <style:paragraph-properties fo:margin-left="0.6043in" fo:margin-right="0in" fo:margin-top="0in" fo:margin-bottom="0in" loext:contextual-spacing="false" fo:line-height="114%" fo:text-indent="-0.25in" style:auto-text-indent="false" fo:padding="0in" fo:border="none"/>
    </style:style>
    <style:style style:name="P68" style:family="paragraph" style:parent-style-name="Standard" style:list-style-name="WWNum2">
      <style:paragraph-properties fo:margin-left="0.6043in" fo:margin-right="0in" fo:margin-top="0in" fo:margin-bottom="0in" loext:contextual-spacing="false" fo:line-height="114%" fo:text-indent="-0.25in" style:auto-text-indent="false" fo:padding="0in" fo:border="none"/>
    </style:style>
    <style:style style:name="P69"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70"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71" style:family="paragraph" style:parent-style-name="Standard" style:list-style-name="WWNum4">
      <style:paragraph-properties fo:margin-left="0.6043in" fo:margin-right="0in" fo:margin-top="0in" fo:margin-bottom="0in" loext:contextual-spacing="false" fo:line-height="114%" fo:text-indent="-0.25in" style:auto-text-indent="false" fo:padding="0in" fo:border="none"/>
    </style:style>
    <style:style style:name="P72" style:family="paragraph" style:parent-style-name="Standard" style:list-style-name="WWNum6">
      <style:paragraph-properties fo:margin-left="0.6043in" fo:margin-right="0in" fo:margin-top="0in" fo:margin-bottom="0in" loext:contextual-spacing="false" fo:line-height="114%" fo:text-indent="-0.25in" style:auto-text-indent="false" fo:padding="0in" fo:border="none"/>
    </style:style>
    <style:style style:name="P73" style:family="paragraph" style:parent-style-name="Standard" style:list-style-name="WWNum6">
      <style:paragraph-properties fo:margin-left="0.6043in" fo:margin-right="0in" fo:margin-top="0in" fo:margin-bottom="0in" loext:contextual-spacing="false" fo:line-height="114%" fo:text-indent="-0.25in" style:auto-text-indent="false" fo:padding="0in" fo:border="none"/>
    </style:style>
    <style:style style:name="P74" style:family="paragraph" style:parent-style-name="Standard" style:list-style-name="WWNum4">
      <style:paragraph-properties fo:margin-left="0.6043in" fo:margin-right="0in" fo:margin-top="0in" fo:margin-bottom="0.0835in" loext:contextual-spacing="false" fo:line-height="114%" fo:text-indent="-0.25in" style:auto-text-indent="false" fo:padding="0in" fo:border="none"/>
    </style:style>
    <style:style style:name="P75" style:family="paragraph" style:parent-style-name="Standard">
      <style:paragraph-properties fo:margin-top="0.0835in" fo:margin-bottom="0.1665in" loext:contextual-spacing="false" fo:line-height="114%" fo:padding="0in" fo:border="none"/>
    </style:style>
    <style:style style:name="P76" style:family="paragraph" style:parent-style-name="Standard">
      <style:paragraph-properties fo:margin-top="0.0835in" fo:margin-bottom="0.0835in" loext:contextual-spacing="false" fo:line-height="114%" fo:padding="0in" fo:border="none"/>
    </style:style>
    <style:style style:name="P77" style:family="paragraph" style:parent-style-name="Standard">
      <style:paragraph-properties fo:line-height="114%" fo:padding="0in" fo:border="none"/>
    </style:style>
    <style:style style:name="P78" style:family="paragraph" style:parent-style-name="Standard">
      <style:paragraph-properties fo:margin-top="0.3335in" fo:margin-bottom="0.1665in" loext:contextual-spacing="false" fo:line-height="114%" fo:padding="0in" fo:border="none"/>
    </style:style>
    <style:style style:name="P79" style:family="paragraph" style:parent-style-name="Heading_20_2">
      <style:paragraph-properties fo:margin-top="0in" fo:margin-bottom="0.0835in" loext:contextual-spacing="false" fo:line-height="114%" fo:padding="0in" fo:border="none"/>
    </style:style>
    <style:style style:name="P80" style:family="paragraph" style:parent-style-name="Heading_20_2">
      <style:paragraph-properties fo:margin-top="0.0835in" fo:margin-bottom="0.0835in" loext:contextual-spacing="false" fo:line-height="114%" fo:padding="0in" fo:border="none"/>
    </style:style>
    <style:style style:name="P81" style:family="paragraph" style:parent-style-name="Heading_20_1" style:master-page-name="Standard">
      <style:paragraph-properties fo:margin-top="0in" fo:margin-bottom="0.0835in" loext:contextual-spacing="false" fo:line-height="114%" style:page-number="1" fo:padding="0in" fo:border="none"/>
    </style:style>
    <style:style style:name="P82" style:family="paragraph" style:parent-style-name="Heading_20_3">
      <style:paragraph-properties fo:margin-top="0in" fo:margin-bottom="0.0835in" loext:contextual-spacing="false" fo:line-height="114%" fo:padding="0in" fo:border="none"/>
    </style:style>
    <style:style style:name="P83" style:family="paragraph" style:parent-style-name="Heading_20_3">
      <style:paragraph-properties fo:margin-top="0.0835in" fo:margin-bottom="0.0835in" loext:contextual-spacing="false" fo:line-height="114%" fo:padding="0in" fo:border="none"/>
    </style:style>
    <style:style style:name="P84" style:family="paragraph" style:parent-style-name="Heading_20_4">
      <style:paragraph-properties fo:margin-top="0.0835in" fo:margin-bottom="0.0835in" loext:contextual-spacing="false" fo:line-height="114%" fo:padding="0in" fo:border="none"/>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fo:font-weight="bold" style:font-name-asian="Google Sans1" style:font-weight-asian="bold" style:font-name-complex="Google Sans1" style:font-weight-complex="bold"/>
    </style:style>
    <style:style style:name="T3" style:family="text">
      <style:text-properties fo:color="#1f1f1f" style:font-name="Google Sans" fo:font-style="italic" style:font-name-asian="Google Sans1" style:font-style-asian="italic" style:font-name-complex="Google Sans1" style:font-style-complex="italic"/>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1">CAHIER DES CHARGES FONCTIONNEL ET TECHNIQUE</text:span></text:p>
      <text:p text:style-name="P1"><text:span text:style-name="T2">Projet :</text:span><text:span text:style-name="T1"> TRACE (Traçabilité, Réemploi et Affectation Circulaire des Équipements)</text:span></text:p>
      <text:p text:style-name="P1"><text:span text:style-name="T2">Entité :</text:span><text:span text:style-name="T1"> Direction Générale des Finances Publiques (DGFiP)</text:span></text:p>
      <text:p text:style-name="P79"><text:span text:style-name="T1">1. CONTEXTE ET OBJECTIFS</text:span></text:p>
      <text:p text:style-name="P82"><text:span text:style-name="T1">1.1. Contexte Métier et Genèse du Projet</text:span></text:p>
      <text:p text:style-name="P1"><text:span text:style-name="T1">La Direction Régionale des Finances Publiques (DRFiP) de Paris a exprimé le besoin de se doter d'un outil moderne de suivi de son parc mobilier, intégrant nativement un système de lecture par code-barres ou QR code. L'enjeu principal de cette démarche est de fluidifier et de faciliter le redéploiement de mobiliers d'occasion au sein de ses services, s'inscrivant ainsi activement dans les directives gouvernementales de transition écologique et d'économie circulaire.</text:span></text:p>
      <text:p text:style-name="P1"><text:span text:style-name="T1">Pour répondre à ce besoin, la division AGIL de la direction a initialement sollicité l'Établissement de Services Informatiques (ESI) afin de procéder à l'acquisition et à l'installation d'une solution commerciale du marché.</text:span></text:p>
      <text:p text:style-name="P1"><text:span text:style-name="T1">Cependant, le projet s'est heurté à une exigence majeure de sécurité : la contrainte de souveraineté numérique de la DGFiP interdit formellement l'installation et l'interfaçage d'applications tierces (ou de solutions SaaS externes) sur le réseau interne de l'administration.</text:span></text:p>
      <text:p text:style-name="P1"><text:span text:style-name="T1">Afin de lever ce point de blocage tout en apportant une réponse adéquate et pérenne au besoin métier, l'ESI a proposé la conception, le développement et le déploiement d'un logiciel sur mesure, souverain et hébergé en interne : l'application </text:span><text:span text:style-name="T2">TRACE</text:span><text:span text:style-name="T1"> (Traçabilité, Réemploi et Affectation Circulaire des Équipements).</text:span></text:p>
      <text:p text:style-name="P82"><text:span text:style-name="T1">1.2. Objectifs du projet</text:span></text:p>
      <text:list xml:id="list157501508" text:style-name="WWNum1">
        <text:list-item>
          <text:p text:style-name="P2"><text:span text:style-name="T2">Fiabiliser l'inventaire :</text:span><text:span text:style-name="T1"> Disposer d'une vision en temps réel du parc mobilier, de son état et de sa localisation physique et hiérarchique (Code SAGES).</text:span></text:p>
        </text:list-item>
        <text:list-item>
          <text:p text:style-name="P2"><text:span text:style-name="T2">Favoriser le réemploi :</text:span><text:span text:style-name="T1"> Identifier facilement les équipements "disponibles au réemploi" pour optimiser les ressources inter-services.</text:span></text:p>
        </text:list-item>
        <text:list-item>
          <text:p text:style-name="P2"><text:span text:style-name="T2">Optimiser les opérations de terrain :</text:span><text:span text:style-name="T1"> Permettre des mouvements de parc rapides via des outils de scan (douchette classique) et doter les agents d'une solution nomade 100% déconnectée (TRACE-SCAN) pour les inventaires in situ, y compris en </text:span><text:span text:style-name="T2">zone blanche</text:span><text:span text:style-name="T1"> (sans couverture réseau).</text:span></text:p>
        </text:list-item>
        <text:list-item>
          <text:p text:style-name="P2"><text:span text:style-name="T2">Garantir la traçabilité (Audit) :</text:span><text:span text:style-name="T1"> Tracer chaque action (création, déplacement, mise au rebut) de manière immuable pour des raisons de responsabilité administrative et comptable.</text:span></text:p>
        </text:list-item>
        <text:list-item>
          <text:p text:style-name="P31"><text:span text:style-name="T2">Assurer la souveraineté des données :</text:span><text:span text:style-name="T1"> Maintenir l'intégralité du code source et des données de l'inventaire sur les infrastructures internes de la DGFiP, sans dépendance à un éditeur tiers.</text:span></text:p>
        </text:list-item>
      </text:list>
      <text:p text:style-name="P80"><text:span text:style-name="T1">2. ACTEURS ET HABILITATIONS</text:span></text:p>
      <text:p text:style-name="P47"><text:span text:style-name="T1">L'application gère trois niveaux de profils utilisateurs, définis selon le principe de moindre privilège :</text:span></text:p>
      <text:list xml:id="list3067613699" text:style-name="WWNum17">
        <text:list-item>
          <text:p text:style-name="P48"><text:span text:style-name="T2">Lecteur (Consultant) :</text:span></text:p>
        </text:list-item>
      </text:list>
      <text:list xml:id="list564463823" text:style-name="WWNum18">
        <text:list-item>
          <text:list>
            <text:list-item>
              <text:p text:style-name="P52"><text:span text:style-name="T1">Accès en lecture seule à l'inventaire et au catalogue.</text:span></text:p>
            </text:list-item>
            <text:list-item>
              <text:p text:style-name="P52"><text:span text:style-name="T1">Recherche et consultation des fiches équipements.</text:span></text:p>
            </text:list-item>
            <text:list-item>
              <text:p text:style-name="P52"><text:soft-page-break/><text:span text:style-name="T3">Règle de gestion :</text:span><text:span text:style-name="T1"> Les actions de création, modification, import et accès à l'administration lui sont masquées.</text:span></text:p>
            </text:list-item>
          </text:list>
        </text:list-item>
      </text:list>
      <text:list xml:id="list151536794410653" text:continue-list="list3067613699" text:style-name="WWNum17">
        <text:list-item>
          <text:p text:style-name="P48"><text:span text:style-name="T2">Agent (Gestionnaire de parc) :</text:span></text:p>
        </text:list-item>
      </text:list>
      <text:list xml:id="list39444777" text:style-name="WWNum19">
        <text:list-item>
          <text:list>
            <text:list-item>
              <text:p text:style-name="P54"><text:span text:style-name="T1">Création, modification et déplacement des équipements.</text:span></text:p>
            </text:list-item>
            <text:list-item>
              <text:p text:style-name="P54"><text:span text:style-name="T1">Utilisation des fonctions d'import de masse et de scan (douchette / PWA).</text:span></text:p>
            </text:list-item>
            <text:list-item>
              <text:p text:style-name="P54"><text:span text:style-name="T1">Enrichissement du catalogue national (gabarits).</text:span></text:p>
            </text:list-item>
          </text:list>
        </text:list-item>
      </text:list>
      <text:list xml:id="list151535462201360" text:continue-list="list151536794410653" text:style-name="WWNum17">
        <text:list-item>
          <text:p text:style-name="P48"><text:span text:style-name="T2">Administrateur :</text:span></text:p>
        </text:list-item>
      </text:list>
      <text:list xml:id="list1677441416" text:style-name="WWNum20">
        <text:list-item>
          <text:list>
            <text:list-item>
              <text:p text:style-name="P56"><text:span text:style-name="T1">Tous les droits de l'Agent.</text:span></text:p>
            </text:list-item>
            <text:list-item>
              <text:p text:style-name="P56"><text:span text:style-name="T1">Gestion des utilisateurs (création, révocation, réinitialisation de mots de passe).</text:span></text:p>
            </text:list-item>
            <text:list-item>
              <text:p text:style-name="P56"><text:span text:style-name="T1">Gestion des référentiels (Services/UA et Lieux).</text:span></text:p>
            </text:list-item>
            <text:list-item>
              <text:p text:style-name="P56"><text:span text:style-name="T1">Consultation du journal d'audit.</text:span></text:p>
            </text:list-item>
            <text:list-item>
              <text:p text:style-name="P58"><text:span text:style-name="T1">Opérations de sortie définitive d'inventaire (Mise au rebut avec PV).</text:span></text:p>
            </text:list-item>
          </text:list>
        </text:list-item>
      </text:list>
      <text:p text:style-name="P80"><text:span text:style-name="T1">3. EXIGENCES FONCTIONNELLES (PÉRIMÈTRE MÉTIER)</text:span></text:p>
      <text:p text:style-name="P82"><text:span text:style-name="T1">3.1. Gestion de l'Inventaire (Le Parc)</text:span></text:p>
      <text:list xml:id="list48701500" text:style-name="WWNum21">
        <text:list-item>
          <text:p text:style-name="P4"><text:span text:style-name="T2">Immatriculation :</text:span><text:span text:style-name="T1"> Chaque équipement se voit attribuer un identifiant unique auto-généré au format MOB-XXXXXX.</text:span></text:p>
        </text:list-item>
        <text:list-item>
          <text:p text:style-name="P4"><text:span text:style-name="T2">Cycle de vie (Statuts) :</text:span><text:span text:style-name="T1"> </text:span><text:span text:style-name="T3">En service</text:span><text:span text:style-name="T1">, </text:span><text:span text:style-name="T3">En maintenance</text:span><text:span text:style-name="T1">, </text:span><text:span text:style-name="T3">Disponible réemploi</text:span><text:span text:style-name="T1">, </text:span><text:span text:style-name="T3">Au rebut</text:span><text:span text:style-name="T1">.</text:span></text:p>
        </text:list-item>
        <text:list-item>
          <text:p text:style-name="P4"><text:span text:style-name="T2">Attributs :</text:span><text:span text:style-name="T1"> Un équipement est obligatoirement rattaché à un Modèle (Gabarit), un Service (UA - Code SAGES) et un Lieu physique.</text:span></text:p>
        </text:list-item>
        <text:list-item>
          <text:p text:style-name="P4"><text:span text:style-name="T2">Recherche et Filtrage :</text:span></text:p>
        </text:list-item>
      </text:list>
      <text:list xml:id="list2365804299" text:style-name="WWNum22">
        <text:list-item>
          <text:list>
            <text:list-item>
              <text:p text:style-name="P59"><text:span text:style-name="T1">Moteur de recherche global plein texte (Trigrammes).</text:span></text:p>
            </text:list-item>
            <text:list-item>
              <text:p text:style-name="P59"><text:span text:style-name="T1">Filtres à facettes dynamiques (les listes de lieux et services s'adaptent selon les sélections).</text:span></text:p>
            </text:list-item>
          </text:list>
        </text:list-item>
      </text:list>
      <text:list xml:id="list151535217890939" text:continue-list="list48701500" text:style-name="WWNum21">
        <text:list-item>
          <text:p text:style-name="P32"><text:span text:style-name="T2">Export :</text:span><text:span text:style-name="T1"> Génération de fichiers CSV du parc filtré pour exploitation externe.</text:span></text:p>
        </text:list-item>
      </text:list>
      <text:p text:style-name="P83"><text:span text:style-name="T1">3.2. Opérations de Masse et Mobilité</text:span></text:p>
      <text:list xml:id="list4282115879" text:style-name="WWNum23">
        <text:list-item>
          <text:p text:style-name="P6"><text:soft-page-break/><text:span text:style-name="T2">Mode Scan (Douchette connectée) :</text:span><text:span text:style-name="T1"> Interface front-office optimisée pour lire des identifiants au pistolet code-barres et réaffecter l'équipement instantanément à un nouveau service/lieu. Un journal de scan en temps réel doit être affiché.</text:span></text:p>
        </text:list-item>
        <text:list-item>
          <text:p text:style-name="P6"><text:span text:style-name="T2">Module Nomade "TRACE-SCAN" (Application Satellite) :</text:span></text:p>
        </text:list-item>
      </text:list>
      <text:list xml:id="list894166132" text:style-name="WWNum24">
        <text:list-item>
          <text:list>
            <text:list-item>
              <text:p text:style-name="P61"><text:span text:style-name="T3">Cas d'usage :</text:span><text:span text:style-name="T1"> Inventaire physique dans des zones blanches sans couverture réseau Wi-Fi ou 4G/5G (caves, archives, sous-sols). L'agent charge l'application sur son smartphone depuis internet au préalable, puis descend sur le terrain pour opérer en isolation totale.</text:span></text:p>
            </text:list-item>
            <text:list-item>
              <text:p text:style-name="P61"><text:span text:style-name="T3">Acquisition :</text:span><text:span text:style-name="T1"> Utilisation de l'appareil photo du smartphone/tablette pour scanner les QR Codes des étiquettes (via le flux vidéo natif).</text:span></text:p>
            </text:list-item>
            <text:list-item>
              <text:p text:style-name="P61"><text:span text:style-name="T3">Stockage local :</text:span><text:span text:style-name="T1"> Constitution d'une liste locale temporaire d'identifiants au format MOB-XXXXXX.</text:span></text:p>
            </text:list-item>
            <text:list-item>
              <text:p text:style-name="P61"><text:span text:style-name="T3">Restitution :</text:span><text:span text:style-name="T1"> Export de la liste scannée sous forme de fichier texte (.txt) vers le système de fichiers du téléphone ou via l'interface de partage native de l'OS (Web Share API) dès que le réseau est retrouvé.</text:span></text:p>
            </text:list-item>
          </text:list>
        </text:list-item>
      </text:list>
      <text:list xml:id="list151535840677899" text:continue-list="list4282115879" text:style-name="WWNum23">
        <text:list-item>
          <text:p text:style-name="P33"><text:span text:style-name="T2">Import par fichier (.txt) :</text:span><text:span text:style-name="T1"> Capacité du système central TRACE à ingérer le fichier texte généré par TRACE-SCAN pour appliquer des modifications en masse.</text:span></text:p>
        </text:list-item>
      </text:list>
      <text:p text:style-name="P83"><text:span text:style-name="T1">3.3. Catalogue National des Modèles (Gabarits) &amp; Charte de Nommage</text:span></text:p>
      <text:p text:style-name="P47"><text:span text:style-name="T1">Afin de garantir la cohérence de l'inventaire et faciliter les recherches, la création de gabarits doit respecter une charte de nommage stricte :</text:span></text:p>
      <text:list xml:id="list869214228" text:style-name="WWNum25">
        <text:list-item>
          <text:p text:style-name="P8"><text:span text:style-name="T2">Référence Catalogue (reference_catalogue) :</text:span><text:span text:style-name="T1"> Format exigé [CAT]-[NNN].</text:span></text:p>
        </text:list-item>
      </text:list>
      <text:list xml:id="list1893402232" text:style-name="WWNum26">
        <text:list-item>
          <text:list>
            <text:list-item>
              <text:p text:style-name="P63"><text:span text:style-name="T1">[CAT] : Préfixe de 3 lettres identifiant la famille (BUR pour Bureau, ASS pour Assise, RAN pour Rangement, AUT pour Autre).</text:span></text:p>
            </text:list-item>
            <text:list-item>
              <text:p text:style-name="P63"><text:span text:style-name="T1">[NNN] : Numérotation séquentielle de 001 à 999 (ex: BUR-001).</text:span></text:p>
            </text:list-item>
          </text:list>
        </text:list-item>
      </text:list>
      <text:list xml:id="list151536771725064" text:continue-list="list869214228" text:style-name="WWNum25">
        <text:list-item>
          <text:p text:style-name="P8"><text:span text:style-name="T2">Nom Descriptif (nom_descriptif) :</text:span><text:span text:style-name="T1"> Du plus générique au plus spécifique (ex: </text:span><text:span text:style-name="T3">Armoire haute portes coulissantes bois</text:span><text:span text:style-name="T1">).</text:span></text:p>
        </text:list-item>
        <text:list-item>
          <text:p text:style-name="P8"><text:span text:style-name="T2">Caractéristiques Dynamiques (caracteristiques) :</text:span><text:span text:style-name="T1"> Le système permet l'ajout d'attributs techniques au format JSONB.</text:span></text:p>
        </text:list-item>
      </text:list>
      <text:list xml:id="list3001140517" text:style-name="WWNum27">
        <text:list-item>
          <text:list>
            <text:list-item>
              <text:p text:style-name="P65"><text:span text:style-name="T3">Règle comptable stricte :</text:span><text:span text:style-name="T1"> Trois clés sont obligatoires dans le JSON pour le suivi des amortissements : reference_marche, reference_ugap, et annee_acquisition.</text:span></text:p>
            </text:list-item>
            <text:list-item>
              <text:p text:style-name="P65"><text:span text:style-name="T3">Règle de saisie :</text:span><text:span text:style-name="T1"> Si la valeur d'une de ces clés est inconnue, elle doit obligatoirement prendre la valeur typée null (sans guillemets), et non pas être omise ou renseignée par "inconnu".</text:span></text:p>
            </text:list-item>
          </text:list>
        </text:list-item>
      </text:list>
      <text:list xml:id="list151536912944848" text:continue-list="list151536771725064" text:style-name="WWNum25">
        <text:list-item>
          <text:p text:style-name="P34"><text:span text:style-name="T2">Photographie :</text:span><text:span text:style-name="T1"> Capacité d'associer une photo témoin, automatiquement compressée (Base64) et redimensionnée côté client.</text:span></text:p>
        </text:list-item>
      </text:list>
      <text:p text:style-name="P83"><text:span text:style-name="T1">3.4. Administration et Référentiels</text:span></text:p>
      <text:list xml:id="list1783198454" text:style-name="WWNum28">
        <text:list-item>
          <text:p text:style-name="P10"><text:span text:style-name="T2">Services (UA) :</text:span><text:span text:style-name="T1"> Code SAGES (identifiant unique DGFiP) et libellé.</text:span></text:p>
        </text:list-item>
        <text:list-item>
          <text:p text:style-name="P10"><text:span text:style-name="T2">Lieux :</text:span><text:span text:style-name="T1"> Arborescence des sites physiques. Logique de rattachement préférentiel : un Service a un lieu par défaut pour faciliter la saisie.</text:span></text:p>
        </text:list-item>
        <text:list-item>
          <text:p text:style-name="P35"><text:span text:style-name="T2">Mise au Rebut :</text:span><text:span text:style-name="T1"> Traitement par lot (via fichier texte) pour sortir des équipements du parc. Génération automatique d'un document PDF (Procès-Verbal de cession/rebut) intégrant le logo officiel de la République Française.</text:span></text:p>
        </text:list-item>
      </text:list>
      <text:p text:style-name="P83"><text:soft-page-break/><text:span text:style-name="T1">3.5. Génération d'Étiquettes (QR Code)</text:span></text:p>
      <text:list xml:id="list3364391289" text:style-name="WWNum29">
        <text:list-item>
          <text:p text:style-name="P36"><text:span text:style-name="T1">Module autonome de création de planches A4 d'étiquettes QR Codes personnalisables (taille, logo incrusté, gestion d'erreurs, repères de coupe), dimensionnées pour être lues spécifiquement par l'outil TRACE-SCAN.</text:span></text:p>
        </text:list-item>
      </text:list>
      <text:p text:style-name="P80"><text:span text:style-name="T1">4. EXIGENCES TECHNIQUES ET ARCHITECTURE (Nomenclature BOM)</text:span></text:p>
      <text:p text:style-name="P1"><text:span text:style-name="T1">L'architecture est scindée pour répondre à un double besoin : la sécurité des données sur le socle central, hébergé selon la doctrine nationale, et l'accessibilité tout-terrain pour le module nomade.</text:span></text:p>
      <text:p text:style-name="P82"><text:span text:style-name="T1">4.1. Stack Technologique et Bill of Materials (BOM)</text:span></text:p>
      <text:list xml:id="list2411642262" text:style-name="WWNum30">
        <text:list-item>
          <text:p text:style-name="P12"><text:span text:style-name="T2">Environnement Système (OS) :</text:span><text:span text:style-name="T1"> </text:span><text:span text:style-name="T2">Debian Linux 13 (Trixie)</text:span><text:span text:style-name="T1"> installé via image système/ISO. Les mises à jour via apt-get doivent être régulières.</text:span></text:p>
        </text:list-item>
        <text:list-item>
          <text:p text:style-name="P12"><text:span text:style-name="T2">Hébergement (Phase de développement actuelle) :</text:span><text:span text:style-name="T1"> Le projet étant actuellement en phase de développement et de qualification, le système est déployé sur des </text:span><text:span text:style-name="T2">serveurs locaux (machines virtuelles)</text:span><text:span text:style-name="T1"> internes au réseau de la DRFiP. Cette architecture transitoire permet d'assurer les développements itératifs.</text:span></text:p>
        </text:list-item>
        <text:list-item>
          <text:p text:style-name="P12"><text:span text:style-name="T2">Hébergement (Cible de production) :</text:span><text:span text:style-name="T1"> Conformément à la doctrine "Cloud au Centre", le système sera migré à terme sur le </text:span><text:span text:style-name="T2">Cloud Souverain de l'État (Nubo, Pi)</text:span><text:span text:style-name="T1"> pour sa mise en production généralisée. Ce choix ciblera une empreinte écologique optimisée, une souveraité totale, ainsi qu'une résilience accrue.</text:span></text:p>
        </text:list-item>
        <text:list-item>
          <text:p text:style-name="P12"><text:span text:style-name="T2">Back-End Central :</text:span></text:p>
        </text:list-item>
      </text:list>
      <text:list xml:id="list4038466546" text:style-name="WWNum2">
        <text:list-item>
          <text:list>
            <text:list-item>
              <text:p text:style-name="P67"><text:span text:style-name="T2">Nginx</text:span><text:span text:style-name="T1"> (via Dépôts Debian 13) : Serveur Web statique et Reverse Proxy (TLS, routage API).</text:span></text:p>
            </text:list-item>
            <text:list-item>
              <text:p text:style-name="P67"><text:span text:style-name="T2">PostgreSQL v17</text:span><text:span text:style-name="T1"> (via Dépôts Debian 13) : Base de données relationnelle et gestion de l'authentification (pgcrypto).</text:span></text:p>
            </text:list-item>
            <text:list-item>
              <text:p text:style-name="P67"><text:span text:style-name="T2">PostgREST</text:span><text:span text:style-name="T1"> : API auto-générée à partir du schéma de la base de données.</text:span></text:p>
            </text:list-item>
          </text:list>
        </text:list-item>
      </text:list>
      <text:list xml:id="list151536152074939" text:continue-list="list2411642262" text:style-name="WWNum30">
        <text:list-item>
          <text:p text:style-name="P12"><text:span text:style-name="T2">Front-End (Application Principale TRACE) :</text:span></text:p>
        </text:list-item>
      </text:list>
      <text:list xml:id="list1297642064" text:style-name="WWNum3">
        <text:list-item>
          <text:list>
            <text:list-item>
              <text:p text:style-name="P69"><text:span text:style-name="T1">Vanilla JavaScript, HTML5, CSS3.</text:span></text:p>
            </text:list-item>
            <text:list-item>
              <text:p text:style-name="P69"><text:span text:style-name="T2">DSFR (Système de Design de l'État) v1.14.3</text:span><text:span text:style-name="T1"> hébergé localement (RGAA / Charte État).</text:span></text:p>
            </text:list-item>
          </text:list>
        </text:list-item>
      </text:list>
      <text:list xml:id="list151536597943939" text:continue-list="list151536152074939" text:style-name="WWNum30">
        <text:list-item>
          <text:p text:style-name="P12"><text:span text:style-name="T2">Front-End (Module PWA TRACE-SCAN) :</text:span></text:p>
        </text:list-item>
      </text:list>
      <text:list xml:id="list2579979244" text:style-name="WWNum4">
        <text:list-item>
          <text:list>
            <text:list-item>
              <text:p text:style-name="P71"><text:span text:style-name="T2">Service Worker (sw.js)</text:span><text:span text:style-name="T1"> et manifeste natifs pour le cache et le mode offline.</text:span></text:p>
            </text:list-item>
            <text:list-item>
              <text:p text:style-name="P74"><text:span text:style-name="T1">Bibliothèque locale html5</text:span><text:span text:style-name="T2">-qrcode v2.3.8</text:span><text:span text:style-name="T1"> (ou supérieure) pour le décodage embarqué côté client sans appel serveur.</text:span></text:p>
            </text:list-item>
          </text:list>
        </text:list-item>
      </text:list>
      <text:p text:style-name="P83"><text:span text:style-name="T1">4.2. Modèle de Données (Conception)</text:span></text:p>
      <text:list xml:id="list2198831783" text:style-name="WWNum5">
        <text:list-item>
          <text:p text:style-name="P14"><text:span text:style-name="T2">Performances :</text:span></text:p>
        </text:list-item>
      </text:list>
      <text:list xml:id="list3850258409" text:style-name="WWNum6">
        <text:list-item>
          <text:list>
            <text:list-item>
              <text:p text:style-name="P72"><text:span text:style-name="T1">Indexation B-Tree sur les clés étrangères (lieux, statuts, gabarits).</text:span></text:p>
            </text:list-item>
            <text:list-item>
              <text:p text:style-name="P72"><text:soft-page-break/><text:span text:style-name="T1">Indexation GIN et fonctions trigrammes (pg_trgm) pour les recherches textuelles (objectif &gt; 1M de lignes).</text:span></text:p>
            </text:list-item>
          </text:list>
        </text:list-item>
      </text:list>
      <text:list xml:id="list151537085915275" text:continue-list="list2198831783" text:style-name="WWNum5">
        <text:list-item>
          <text:p text:style-name="P37"><text:span text:style-name="T2">Automatisation SQL :</text:span><text:span text:style-name="T1"> Utilisation de séquences et de Triggers PL/pgSQL pour la génération des ID (set_mob_id()).</text:span></text:p>
        </text:list-item>
      </text:list>
      <text:p text:style-name="P80"><text:span text:style-name="T1">5. EXIGENCES DE SÉCURITÉ ET TRAÇABILITÉ</text:span></text:p>
      <text:p text:style-name="P82"><text:span text:style-name="T1">5.1. SÉCURITÉ APPLICATIVE ET SUIVI DES VULNÉRABILITÉS</text:span></text:p>
      <text:list xml:id="list49581618" text:style-name="WWNum7">
        <text:list-item>
          <text:p text:style-name="P15"><text:span text:style-name="T2">Authentification (Central) :</text:span><text:span text:style-name="T1"> Tokens JWT signés en algorithme HS256 (clé secrète de 48 caractères).</text:span></text:p>
        </text:list-item>
        <text:list-item>
          <text:p text:style-name="P15"><text:span text:style-name="T2">Chiffrement :</text:span><text:span text:style-name="T1"> Mots de passe utilisateurs hachés en base via l'extension pgcrypto (algorithme Blowfish).</text:span></text:p>
        </text:list-item>
        <text:list-item>
          <text:p text:style-name="P15"><text:span text:style-name="T2">Contrôle d'accès :</text:span><text:span text:style-name="T1"> Rôles PostgreSQL stricts (divagil, agent, administrateur, lecteur).</text:span></text:p>
        </text:list-item>
        <text:list-item>
          <text:p text:style-name="P15"><text:span text:style-name="T2">Protection XSS (Audit Statique) :</text:span><text:span text:style-name="T1"> L'utilisation de la fonction escapeHTML() (ou son équivalent applicatif UI.escape()) est obligatoire pour toute injection de données provenant de la base de données ou de l'utilisateur dans le DOM.</text:span></text:p>
        </text:list-item>
        <text:list-item>
          <text:p text:style-name="P15"><text:span text:style-name="T2">Gestion des dépendances :</text:span><text:span text:style-name="T1"> Contrairement aux projets Node.js, TRACE n'utilise pas de package-lock.json. La veille sur les dépendances (DSFR, html5-qrcode) doit donc être </text:span><text:span text:style-name="T2">proactive et manuelle</text:span><text:span text:style-name="T1">, avec remplacement des fichiers dans les répertoires /utils/ en cas de publication de CVE (Common Vulnerabilities and Exposures).</text:span></text:p>
        </text:list-item>
        <text:list-item>
          <text:p text:style-name="P38"><text:span text:style-name="T2">Protocoles :</text:span><text:span text:style-name="T1"> Obligation de forcer le trafic en HTTPS avec des certificats TLS/SSL pour garantir l'intégrité de la PWA et autoriser l'accès à la caméra du terminal mobile.</text:span></text:p>
        </text:list-item>
      </text:list>
      <text:p text:style-name="P83"><text:span text:style-name="T1">5.2. Journal d'Audit (Traçabilité Totale)</text:span></text:p>
      <text:list xml:id="list2275584599" text:style-name="WWNum8">
        <text:list-item>
          <text:p text:style-name="P17"><text:span text:style-name="T1">La table audit_logs consigne de manière asynchrone l'ensemble des mouvements (Création, changement de lieu, changement de service, mise au rebut, modification d'un compte).</text:span></text:p>
        </text:list-item>
        <text:list-item>
          <text:p text:style-name="P17"><text:span text:style-name="T1">Les logs captent l'email de l'agent, l'horodatage, l'action, et le détail exact du champ modifié.</text:span></text:p>
        </text:list-item>
        <text:list-item>
          <text:p text:style-name="P39"><text:span text:style-name="T2">Polling :</text:span><text:span text:style-name="T1"> L'interface administrateur surveille l'arrivée de nouveaux événements d'audit en arrière-plan.</text:span></text:p>
        </text:list-item>
      </text:list>
      <text:p text:style-name="P80"><text:span text:style-name="T1">6. EXIGENCES D'EXPLOITATION ET M.C.O (Maintien en Condition Opérationnelle)</text:span></text:p>
      <text:p text:style-name="P82"><text:span text:style-name="T1">6.1. Déploiement Physique et Architecture Réseau</text:span></text:p>
      <text:list xml:id="list107360132" text:style-name="WWNum9">
        <text:list-item>
          <text:p text:style-name="P19"><text:span text:style-name="T2">Serveur Central (TRACE) :</text:span><text:span text:style-name="T1"> Un script unique de provisionnement (instrace.sh) déploie le cœur de l'application sur un environnement interne sécurisé de la DGFiP. L'installation actuelle s'effectue sur des </text:span><text:span text:style-name="T2">machines virtuelles locales</text:span><text:span text:style-name="T1"> dédiées à la phase de développement, avec pour objectif technique de conserver ce même processus de déploiement lors de la bascule en production sur le Cloud Nubo/Pi.</text:span></text:p>
        </text:list-item>
        <text:list-item>
          <text:p text:style-name="P40"><text:span text:style-name="T2">Serveur Autonome (TRACE-SCAN) :</text:span><text:span text:style-name="T1"> L'application satellite est déployée sur un serveur web distinct et accessible publiquement depuis internet. Cette architecture garantit l'étanchéité du réseau interne souverain tout en permettant le chargement préalable de l'application sur les mobiles des agents.</text:span></text:p>
        </text:list-item>
      </text:list>
      <text:p text:style-name="P83"><text:span text:style-name="T1">6.2. Maintenance automatisée (Cron Jobs)</text:span></text:p>
      <text:list xml:id="list2260886658" text:style-name="WWNum10">
        <text:list-item>
          <text:p text:style-name="P20"><text:span text:style-name="T2">RGPD / Epuration :</text:span><text:span text:style-name="T1"> Purge automatique (script système) du journal d'audit pour les données &gt; 3 mois.</text:span></text:p>
        </text:list-item>
        <text:list-item>
          <text:p text:style-name="P20"><text:span text:style-name="T2">Sauvegardes (Backups) :</text:span><text:span text:style-name="T1"> Dump compressé quotidien PostgreSQL à 02h00 du matin, rétention de 30 jours.</text:span></text:p>
        </text:list-item>
        <text:list-item>
          <text:p text:style-name="P41"><text:soft-page-break/><text:span text:style-name="T2">Restauration :</text:span><text:span text:style-name="T1"> Script interactif bash de restauration granulaire à disposition des administrateurs.</text:span></text:p>
        </text:list-item>
      </text:list>
      <text:p text:style-name="P83"><text:span text:style-name="T1">6.3. Processus d'Intégration Technique (INTEX) et Applicative (IIA)</text:span></text:p>
      <text:p text:style-name="P47"><text:span text:style-name="T1">Le passage du code source à un service opérationnel et robuste sur les infrastructures de la DGFiP nécessite une phase de préparation technique en amont du déploiement. </text:span><text:span text:style-name="T2">Ces opérations sont intégralement à la charge de l'ESI</text:span><text:span text:style-name="T1">, qui agit en qualité de Maîtrise d'Œuvre (MOE) et d'Intégrateur :</text:span></text:p>
      <text:list xml:id="list3377110329" text:style-name="WWNum11">
        <text:list-item>
          <text:p text:style-name="P22"><text:span text:style-name="T2">L'INTEX (Intégration Technique) :</text:span><text:span text:style-name="T1"> Il s'agit de la phase consistant à valider l'insertion de l'application dans son environnement cible d'hébergement matériel et réseau. L'ESI s'assure de la compatibilité avec le système d'exploitation socle (Debian 13), de la bonne configuration des flux (ouverture des ports firewall, paramétrage du reverse-proxy Nginx), de la gestion des certificats SSL/TLS obligatoires, et de l'intégration globale aux règles de sécurité réseau de la DGFiP.</text:span></text:p>
        </text:list-item>
        <text:list-item>
          <text:p text:style-name="P42"><text:span text:style-name="T2">L'IIA (Ingénierie de l'Intégration Applicative) :</text:span><text:span text:style-name="T1"> Cette phase consiste à industrialiser et packager l'application afin de garantir sa pérennité et son exploitabilité au quotidien. L'ESI est chargé de valider et de maintenir le script d'automatisation du déploiement (instrace.sh), de configurer la supervision applicative (monitoring des processus PostgreSQL et Nginx), d'éprouver les mécanismes de sauvegardes automatisées (Cron jobs) et de rédiger le Dossier d'Exploitation (DEX) destiné aux équipes de maintien en condition opérationnelle.</text:span></text:p>
        </text:list-item>
      </text:list>
      <text:p text:style-name="P80"><text:span text:style-name="T1">7. STRATÉGIE DE QUALIFICATION ET RECETTE APPLICATIVE</text:span></text:p>
      <text:p text:style-name="P1"><text:span text:style-name="T1">La phase de qualification et de recette applicative relève de la responsabilité exclusive de la Maîtrise d'Ouvrage (Division AGIL), agissant en tant que représentante des utilisateurs finaux. Son objectif est de vérifier la stricte conformité du livrable par rapport aux exigences du présent cahier des charges avant toute mise en production.</text:span></text:p>
      <text:p text:style-name="P82"><text:span text:style-name="T1">7.1. Les phases de la recette</text:span></text:p>
      <text:p text:style-name="P47"><text:span text:style-name="T1">La qualification s'articule autour de deux jalons majeurs, exécutés sur l'environnement de développement (machines virtuelles locales) :</text:span></text:p>
      <text:list xml:id="list1657341748" text:style-name="WWNum12">
        <text:list-item>
          <text:p text:style-name="P50"><text:span text:style-name="T2">La VABF (Vérification d'Aptitude au Bon Fonctionnement) / UAT (User Acceptance Testing) :</text:span><text:span text:style-name="T4"><text:line-break/></text:span><text:span text:style-name="T1">Phase de tests intensifs visant à valider l'ergonomie (intégration du DSFR), le fonctionnement des processus métier (scénarios de test) et la robustesse de l'application. Elle valide que le logiciel "fait bien ce qui a été demandé".</text:span></text:p>
        </text:list-item>
        <text:list-item>
          <text:p text:style-name="P51"><text:span text:style-name="T2">La VSR (Vérification de Service Régulier) :</text:span><text:span text:style-name="T4"><text:line-break/></text:span><text:span text:style-name="T1">Phase d'observation en conditions réelles (pilote sur un panel d'utilisateurs restreint) permettant de mesurer la stabilité, la tenue en charge et la viabilité des sauvegardes automatisées sur une durée définie (ex: 15 jours consécutifs sans incident bloquant).</text:span></text:p>
        </text:list-item>
      </text:list>
      <text:p text:style-name="P83"><text:span text:style-name="T1">7.2. Scénarios de tests métiers (Cahier de Recette)</text:span></text:p>
      <text:p text:style-name="P47"><text:span text:style-name="T1">La MOA devra rédiger un cahier de recette comportant des scénarios de tests scriptés. Les points de vigilance majeurs pour TRACE incluent :</text:span></text:p>
      <text:list xml:id="list3546282525" text:style-name="WWNum13">
        <text:list-item>
          <text:p text:style-name="P23"><text:span text:style-name="T2">Cloisonnement des rôles (RBAC) :</text:span><text:span text:style-name="T1"> Vérifier qu'un profil "Lecteur" ne peut procéder à aucune modification, même par manipulation d'URL, et qu'il ne voit pas les boutons d'action.</text:span></text:p>
        </text:list-item>
        <text:list-item>
          <text:p text:style-name="P23"><text:span text:style-name="T2">Intégrité de la Charte de Nommage :</text:span><text:span text:style-name="T1"> Valider le constructeur JSON dynamique lors de la création d'un gabarit, avec test d'injection de la valeur null (sans guillemets) pour les références comptables.</text:span></text:p>
        </text:list-item>
        <text:list-item>
          <text:p text:style-name="P23"><text:span text:style-name="T2">Résilience hors-ligne (TRACE-SCAN) :</text:span><text:span text:style-name="T1"> Lancer l'application PWA sur un mobile, couper physiquement les connexions (Mode Avion), scanner un QR code généré par l'application centrale, et vérifier l'exportation du fichier .txt en local.</text:span></text:p>
        </text:list-item>
        <text:list-item>
          <text:p text:style-name="P43"><text:span text:style-name="T2">Intégrité de l'Audit :</text:span><text:span text:style-name="T1"> S'assurer que le compte "Administrateur" voit apparaître en direct dans le journal une modification effectuée par un compte "Agent".</text:span></text:p>
        </text:list-item>
      </text:list>
      <text:p text:style-name="P83"><text:span text:style-name="T1">7.3. Gestion des anomalies et Procès-Verbal</text:span></text:p>
      <text:p text:style-name="P47"><text:span text:style-name="T1">Toute anomalie détectée lors de la recette sera consignée dans un outil de suivi (Bugtracker) partagé entre la MOA (Division AGIL) et la MOE (ESI). Les anomalies sont classées selon leur criticité :</text:span></text:p>
      <text:list xml:id="list251151329" text:style-name="WWNum14">
        <text:list-item>
          <text:p text:style-name="P25"><text:span text:style-name="T2">Bloquante :</text:span><text:span text:style-name="T1"> Arrêt du processus de recette (ex: impossibilité de se connecter).</text:span></text:p>
        </text:list-item>
        <text:list-item>
          <text:p text:style-name="P25"><text:span text:style-name="T2">Majeure :</text:span><text:span text:style-name="T1"> Fonctionnalité métier inopérante sans solution de contournement (ex: plantage de l'import massif).</text:span></text:p>
        </text:list-item>
        <text:list-item>
          <text:p text:style-name="P44"><text:soft-page-break/><text:span text:style-name="T2">Mineure / Cosmétique :</text:span><text:span text:style-name="T1"> Gêne visuelle ou fonctionnelle n'empêchant pas l'utilisation (ex: erreur d'alignement CSS sur mobile).</text:span></text:p>
        </text:list-item>
      </text:list>
      <text:p text:style-name="P75"><text:span text:style-name="T1">La prononciation de la mise en production sur le Cloud Souverain (Nubo/Pi) sera conditionnée par la signature d'un </text:span><text:span text:style-name="T2">Procès-Verbal (PV) de Recette Définitive</text:span><text:span text:style-name="T1"> par la MOA, certifiant l'absence d'anomalies bloquantes ou majeures.</text:span></text:p>
      <text:p text:style-name="P79"><text:span text:style-name="T1">8. GOUVERNANCE, MUTUALISATION ET DÉMARCHE OPEN SOURCE</text:span></text:p>
      <text:p text:style-name="P82"><text:span text:style-name="T1">8.1. Exigences Opérationnelles et Modèle RACI</text:span></text:p>
      <text:p text:style-name="P47"><text:span text:style-name="T1">Le maintien en condition opérationnelle nécessite la définition stricte des rôles ("Qui fait quoi") via la matrice </text:span><text:span text:style-name="T2">RACI</text:span><text:span text:style-name="T1">. Les responsabilités doivent être réparties et documentées selon les statuts suivants :</text:span></text:p>
      <text:list xml:id="list4055487036" text:style-name="WWNum15">
        <text:list-item>
          <text:p text:style-name="P27"><text:span text:style-name="T2">(R) Réalisateur :</text:span><text:span text:style-name="T1"> Celui qui exécute techniquement la tâche.</text:span></text:p>
        </text:list-item>
        <text:list-item>
          <text:p text:style-name="P27"><text:span text:style-name="T2">(A) Approbateur :</text:span><text:span text:style-name="T1"> L'autorité finale, celui qui prend la responsabilité juridique, technique ou métier. </text:span><text:span text:style-name="T3">Règle stricte : un seul "A" est autorisé par ligne d'action.</text:span></text:p>
        </text:list-item>
        <text:list-item>
          <text:p text:style-name="P27"><text:span text:style-name="T2">(C) Consulté :</text:span><text:span text:style-name="T1"> L'expert ou l'entité dont l'avis est requis avant ou pendant la tâche.</text:span></text:p>
        </text:list-item>
        <text:list-item>
          <text:p text:style-name="P45"><text:span text:style-name="T2">(I) Informé :</text:span><text:span text:style-name="T1"> La personne ou l'entité tenue au courant de l'avancement ou de l'achèvement de la tâche.</text:span></text:p>
        </text:list-item>
      </text:list>
      <text:p text:style-name="P84"><text:span text:style-name="T1">Tableau de Synthèse RACI - TRACE</text:span></text:p>
      <table:table table:name="Table1" table:style-name="Table1">
        <table:table-column table:style-name="Table1.A" table:number-columns-repeated="3"/>
        <table:table-column table:style-name="Table1.D"/>
        <table:table-column table:style-name="Table1.A"/>
        <table:table-column table:style-name="Table1.F"/>
        <table:table-row table:style-name="Table1.1">
          <table:table-cell table:style-name="Table1.A1" office:value-type="string">
            <text:p text:style-name="P76"><text:span text:style-name="T2">Domaine / Activité</text:span></text:p>
          </table:table-cell>
          <table:table-cell table:style-name="Table1.A1" office:value-type="string">
            <text:p text:style-name="P76"><text:span text:style-name="T2">ESI (Dev &amp; MOE)</text:span></text:p>
          </table:table-cell>
          <table:table-cell table:style-name="Table1.A1" office:value-type="string">
            <text:p text:style-name="P76"><text:span text:style-name="T2">Div. AGIL (MOA / Métier)</text:span></text:p>
          </table:table-cell>
          <table:table-cell table:style-name="Table1.A1" office:value-type="string">
            <text:p text:style-name="P76"><text:span text:style-name="T2">Hébergeur (VM Locale / Nubo)</text:span></text:p>
          </table:table-cell>
          <table:table-cell table:style-name="Table1.A1" office:value-type="string">
            <text:p text:style-name="P76"><text:span text:style-name="T2">Sécurité (RSSI)</text:span></text:p>
          </table:table-cell>
          <table:table-cell table:style-name="Table1.A1" office:value-type="string">
            <text:p text:style-name="P76"><text:span text:style-name="T2">Agents (Utilisateurs)</text:span></text:p>
          </table:table-cell>
        </table:table-row>
        <table:table-row table:style-name="Table1.1">
          <table:table-cell table:style-name="Table1.A1" office:value-type="string">
            <text:p text:style-name="P77"><text:span text:style-name="T2">Création &amp; Déploiement de l'Infrastructure</text:span></text:p>
          </table:table-cell>
          <table:table-cell table:style-name="Table1.A1" office:value-type="string">
            <text:p text:style-name="P77"><text:span text:style-name="T1">R</text:span></text:p>
          </table:table-cell>
          <table:table-cell table:style-name="Table1.A1" office:value-type="string">
            <text:p text:style-name="P77"><text:span text:style-name="T1">A</text:span></text:p>
          </table:table-cell>
          <table:table-cell table:style-name="Table1.A1" office:value-type="string">
            <text:p text:style-name="P77"><text:span text:style-name="T1">R</text:span></text:p>
          </table:table-cell>
          <table:table-cell table:style-name="Table1.A1" office:value-type="string">
            <text:p text:style-name="P77"><text:span text:style-name="T1">C</text:span></text:p>
          </table:table-cell>
          <table:table-cell table:style-name="Table1.A1" office:value-type="string">
            <text:p text:style-name="P77"><text:span text:style-name="T1">I</text:span></text:p>
          </table:table-cell>
        </table:table-row>
        <table:table-row table:style-name="Table1.1">
          <table:table-cell table:style-name="Table1.A1" office:value-type="string">
            <text:p text:style-name="P77"><text:span text:style-name="T2">Intégration Technique et Applicative (INTEX / IIA)</text:span></text:p>
          </table:table-cell>
          <table:table-cell table:style-name="Table1.A1" office:value-type="string">
            <text:p text:style-name="P77"><text:span text:style-name="T1">R / A</text:span></text:p>
          </table:table-cell>
          <table:table-cell table:style-name="Table1.A1" office:value-type="string">
            <text:p text:style-name="P77"><text:span text:style-name="T1">I</text:span></text:p>
          </table:table-cell>
          <table:table-cell table:style-name="Table1.A1" office:value-type="string">
            <text:p text:style-name="P77"><text:span text:style-name="T1">C</text:span></text:p>
          </table:table-cell>
          <table:table-cell table:style-name="Table1.A1" office:value-type="string">
            <text:p text:style-name="P77"><text:span text:style-name="T1">C</text:span></text:p>
          </table:table-cell>
          <table:table-cell table:style-name="Table1.A1" office:value-type="string">
            <text:p text:style-name="P77"><text:span text:style-name="T1">-</text:span></text:p>
          </table:table-cell>
        </table:table-row>
        <table:table-row table:style-name="Table1.1">
          <table:table-cell table:style-name="Table1.A1" office:value-type="string">
            <text:p text:style-name="P77"><text:span text:style-name="T2">Qualification et Recette Applicative (UAT)</text:span></text:p>
          </table:table-cell>
          <table:table-cell table:style-name="Table1.A1" office:value-type="string">
            <text:p text:style-name="P77"><text:span text:style-name="T1">C</text:span></text:p>
          </table:table-cell>
          <table:table-cell table:style-name="Table1.A1" office:value-type="string">
            <text:p text:style-name="P77"><text:span text:style-name="T1">R / A</text:span></text:p>
          </table:table-cell>
          <table:table-cell table:style-name="Table1.A1" office:value-type="string">
            <text:p text:style-name="P77"><text:span text:style-name="T1">-</text:span></text:p>
          </table:table-cell>
          <table:table-cell table:style-name="Table1.A1" office:value-type="string">
            <text:p text:style-name="P77"><text:span text:style-name="T1">I</text:span></text:p>
          </table:table-cell>
          <table:table-cell table:style-name="Table1.A1" office:value-type="string">
            <text:p text:style-name="P77"><text:span text:style-name="T1">C</text:span></text:p>
          </table:table-cell>
        </table:table-row>
        <table:table-row table:style-name="Table1.1">
          <table:table-cell table:style-name="Table1.A1" office:value-type="string">
            <text:p text:style-name="P77"><text:span text:style-name="T2">Maintien en Condition Opérationnelle (Code source)</text:span></text:p>
          </table:table-cell>
          <table:table-cell table:style-name="Table1.A1" office:value-type="string">
            <text:p text:style-name="P77"><text:span text:style-name="T1">R</text:span></text:p>
          </table:table-cell>
          <table:table-cell table:style-name="Table1.A1" office:value-type="string">
            <text:p text:style-name="P77"><text:span text:style-name="T1">A</text:span></text:p>
          </table:table-cell>
          <table:table-cell table:style-name="Table1.A1" office:value-type="string">
            <text:p text:style-name="P77"><text:span text:style-name="T1">I</text:span></text:p>
          </table:table-cell>
          <table:table-cell table:style-name="Table1.A1" office:value-type="string">
            <text:p text:style-name="P77"><text:span text:style-name="T1">C</text:span></text:p>
          </table:table-cell>
          <table:table-cell table:style-name="Table1.A1" office:value-type="string">
            <text:p text:style-name="P77"><text:span text:style-name="T1">I</text:span></text:p>
          </table:table-cell>
        </table:table-row>
        <table:table-row table:style-name="Table1.1">
          <table:table-cell table:style-name="Table1.A1" office:value-type="string">
            <text:p text:style-name="P77"><text:span text:style-name="T2">Administration Fonctionnelle (Droits, Lieux, Services)</text:span></text:p>
          </table:table-cell>
          <table:table-cell table:style-name="Table1.A1" office:value-type="string">
            <text:p text:style-name="P77"><text:span text:style-name="T1">C</text:span></text:p>
          </table:table-cell>
          <table:table-cell table:style-name="Table1.A1" office:value-type="string">
            <text:p text:style-name="P77"><text:span text:style-name="T1">R / A</text:span></text:p>
          </table:table-cell>
          <table:table-cell table:style-name="Table1.A1" office:value-type="string">
            <text:p text:style-name="P77"><text:span text:style-name="T1">-</text:span></text:p>
          </table:table-cell>
          <table:table-cell table:style-name="Table1.A1" office:value-type="string">
            <text:p text:style-name="P77"><text:span text:style-name="T1">I</text:span></text:p>
          </table:table-cell>
          <table:table-cell table:style-name="Table1.A1" office:value-type="string">
            <text:p text:style-name="P77"><text:span text:style-name="T1">I</text:span></text:p>
          </table:table-cell>
        </table:table-row>
        <table:table-row table:style-name="Table1.1">
          <table:table-cell table:style-name="Table1.A1" office:value-type="string">
            <text:p text:style-name="P77"><text:span text:style-name="T2">Veille Sécurité &amp; Correction de Vulnérabilités (CVE)</text:span></text:p>
          </table:table-cell>
          <table:table-cell table:style-name="Table1.A1" office:value-type="string">
            <text:p text:style-name="P77"><text:span text:style-name="T1">R</text:span></text:p>
          </table:table-cell>
          <table:table-cell table:style-name="Table1.A1" office:value-type="string">
            <text:p text:style-name="P77"><text:span text:style-name="T1">A</text:span></text:p>
          </table:table-cell>
          <table:table-cell table:style-name="Table1.A1" office:value-type="string">
            <text:p text:style-name="P77"><text:span text:style-name="T1">I</text:span></text:p>
          </table:table-cell>
          <table:table-cell table:style-name="Table1.A1" office:value-type="string">
            <text:p text:style-name="P77"><text:span text:style-name="T1">R / A</text:span></text:p>
          </table:table-cell>
          <table:table-cell table:style-name="Table1.A1" office:value-type="string">
            <text:p text:style-name="P77"><text:span text:style-name="T1">-</text:span></text:p>
          </table:table-cell>
        </table:table-row>
        <table:table-row table:style-name="Table1.1">
          <table:table-cell table:style-name="Table1.A1" office:value-type="string">
            <text:p text:style-name="P77"><text:span text:style-name="T2">Support Utilisateur (Niveaux 1 &amp; 2)</text:span></text:p>
          </table:table-cell>
          <table:table-cell table:style-name="Table1.A1" office:value-type="string">
            <text:p text:style-name="P77"><text:span text:style-name="T1">C (Niveau 3)</text:span></text:p>
          </table:table-cell>
          <table:table-cell table:style-name="Table1.A1" office:value-type="string">
            <text:p text:style-name="P77"><text:span text:style-name="T1">R / A</text:span></text:p>
          </table:table-cell>
          <table:table-cell table:style-name="Table1.A1" office:value-type="string">
            <text:p text:style-name="P77"><text:span text:style-name="T1">-</text:span></text:p>
          </table:table-cell>
          <table:table-cell table:style-name="Table1.A1" office:value-type="string">
            <text:p text:style-name="P77"><text:span text:style-name="T1">-</text:span></text:p>
          </table:table-cell>
          <table:table-cell table:style-name="Table1.A1" office:value-type="string">
            <text:p text:style-name="P77"><text:span text:style-name="T1">I</text:span></text:p>
          </table:table-cell>
        </table:table-row>
      </table:table>
      <text:p text:style-name="P78"><text:span text:style-name="T2">Clause de retrait (Critère de "No-Go") :</text:span><text:span text:style-name="T1"> Le projet sera formellement arrêté et ne passera pas en phase de production si l'administration ne parvient pas à désigner clairement les équipes responsables de la maintenance technique et du support de l'application. Si des cases "À définir" subsistent dans la matrice RACI globale du projet, le déploiement est annulé.</text:span></text:p>
      <text:p text:style-name="P82"><text:span text:style-name="T1">8.2. Démarche "Public Money, Public Code" (Open Source)</text:span></text:p>
      <text:p text:style-name="P47"><text:span text:style-name="T1">S'agissant d'un développement financé par des fonds publics (la DGFiP), l'application TRACE s'inscrit pleinement dans une démarche de mutualisation en tant que "bien commun" :</text:span></text:p>
      <text:list xml:id="list1801117198" text:style-name="WWNum16">
        <text:list-item>
          <text:p text:style-name="P29"><text:soft-page-break/><text:span text:style-name="T2">Accessibilité :</text:span><text:span text:style-name="T1"> Le code source complet de TRACE et TRACE-SCAN doit être hébergé sur un dépôt GitHub public et distribué sous une licence ouverte de type </text:span><text:span text:style-name="T2">Creative Commons</text:span><text:span text:style-name="T1">.</text:span></text:p>
        </text:list-item>
        <text:list-item>
          <text:p text:style-name="P29"><text:span text:style-name="T2">Bénéfices institutionnels :</text:span><text:span text:style-name="T1"> Cette démarche de transparence autorise les audits de sécurité continus par la communauté et permet à toute autre administration publique de récupérer gratuitement l'outil pour gérer son propre parc. En cas d'abandon de l'application en interne, le code reste public et pérenne (réutilisabilité garantie).</text:span></text:p>
        </text:list-item>
        <text:list-item>
          <text:p text:style-name="P46"><text:span text:style-name="T2">Certification d'État :</text:span><text:span text:style-name="T1"> L'objectif à terme de cette ouverture logicielle est l'intégration officielle de TRACE au </text:span><text:span text:style-name="T2">SILL (Socle Interministériel du Logiciel Libre)</text:span><text:span text:style-name="T1"> administré par la DINUM, officialisant ainsi son statut de patrimoine numérique mutualisable de l'Éta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64"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 meta:paragraph-count="189" meta:word-count="2841" meta:character-count="18758" meta:non-whitespace-character-count="16200"/>
    <meta:generator>LibreOfficeDev/6.0.5.2$Linux_X86_64 LibreOffice_project/</meta:generator>
  </office:meta>
</office:document-meta>
</file>